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1F9C74C621CF0528.png" manifest:media-type="image/png"/>
  <manifest:file-entry manifest:full-path="Pictures/100008F30000350500003505F8EE676FD2B8BA04.svg" manifest:media-type="image/svg+xml"/>
  <manifest:file-entry manifest:full-path="Pictures/10000001000002010000020140300D6195C7959A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.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1" style:family="graphic" style:parent-style-name="objectwithoutfill">
      <style:graphic-properties svg:stroke-color="#ffffff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4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5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7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40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5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8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0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53" style:family="graphic" style:parent-style-name="objectwithoutfill">
      <style:graphic-properties draw:stroke="dash" draw:stroke-dash="Dot_20__28_Rounded_29_" svg:stroke-width="0.081cm" svg:stroke-color="#ffffff" draw:marker-start-width="0.421cm" draw:marker-end="線の終点_20_2" draw:marker-end-width="0.421cm" svg:stroke-linecap="round" draw:fill="none" draw:textarea-horizontal-align="center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5.852cm" fo:min-width="2.161cm"/>
      <style:paragraph-properties style:writing-mode="tb-rl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717cm" fo:min-width="0.721cm"/>
      <style:paragraph-properties style:writing-mode="tb-rl"/>
    </style:style>
    <style:style style:name="gr57" style:family="graphic" style:parent-style-name="objectwithoutfill">
      <style:graphic-properties svg:stroke-color="#cccccc" draw:fill="none" draw:textarea-horizontal-align="center" draw:textarea-vertical-align="middle"/>
    </style:style>
    <style:style style:name="gr58" style:family="graphic" style:parent-style-name="standard">
      <style:graphic-properties draw:stroke="none" draw:fill-color="#468a1a" draw:textarea-horizontal-align="justify" draw:textarea-vertical-align="middle" draw:auto-grow-height="false" fo:min-height="1.104cm" fo:min-width="5.354cm" draw:shadow="hidden"/>
      <style:paragraph-properties style:writing-mode="lr-tb"/>
    </style:style>
    <style:style style:name="gr59" style:family="graphic" style:parent-style-name="standard">
      <style:graphic-properties draw:stroke="none" draw:fill-color="#5983b0" draw:textarea-horizontal-align="justify" draw:textarea-vertical-align="middle" draw:auto-grow-height="false" fo:min-height="1.104cm" fo:min-width="4.354cm" draw:shadow="hidden"/>
      <style:paragraph-properties style:writing-mode="lr-tb"/>
    </style:style>
    <style:style style:name="gr60" style:family="graphic" style:parent-style-name="standard">
      <style:graphic-properties draw:stroke="none" draw:fill-color="#468a1a" draw:textarea-horizontal-align="justify" draw:textarea-vertical-align="middle" draw:auto-grow-height="false" fo:min-height="1.104cm" fo:min-width="4.354cm" draw:shadow="hidden"/>
      <style:paragraph-properties style:writing-mode="lr-tb"/>
    </style:style>
    <style:style style:name="gr61" style:family="graphic" style:parent-style-name="standard">
      <style:graphic-properties draw:stroke="none" draw:fill-color="#3465a4" draw:opacity="76%" draw:textarea-horizontal-align="justify" draw:textarea-vertical-align="middle" draw:auto-grow-height="false" fo:min-height="0.787cm" fo:min-width="12.394cm" draw:shadow="hidden"/>
    </style:style>
    <style:style style:name="gr62" style:family="graphic" style:parent-style-name="standard">
      <style:graphic-properties draw:stroke="none" draw:fill-color="#5eb91e" draw:opacity="58%" draw:textarea-horizontal-align="justify" draw:textarea-vertical-align="middle" draw:auto-grow-height="false" fo:min-height="0.787cm" fo:min-width="8.434cm" draw:shadow="hidden"/>
    </style:style>
    <style:style style:name="gr63" style:family="graphic" style:parent-style-name="standard">
      <style:graphic-properties draw:stroke="none" draw:fill-color="#5983b0" draw:textarea-horizontal-align="justify" draw:textarea-vertical-align="middle" draw:auto-grow-height="false" fo:min-height="1.104cm" fo:min-width="2.854cm" draw:shadow="hidden"/>
      <style:paragraph-properties style:writing-mode="lr-tb"/>
    </style:style>
    <style:style style:name="gr64" style:family="graphic" style:parent-style-name="standard">
      <style:graphic-properties draw:stroke="none" draw:fill-color="#50938a" draw:textarea-horizontal-align="justify" draw:textarea-vertical-align="middle" draw:auto-grow-height="false" fo:min-height="1.104cm" fo:min-width="1.854cm" draw:shadow="hidden"/>
      <style:paragraph-properties style:writing-mode="lr-tb"/>
    </style:style>
    <style:style style:name="gr65" style:family="graphic" style:parent-style-name="standard">
      <style:graphic-properties draw:stroke="none" draw:fill-color="#5983b0" draw:textarea-horizontal-align="justify" draw:textarea-vertical-align="middle" draw:auto-grow-height="false" fo:min-height="1.104cm" fo:min-width="3.854cm" draw:shadow="hidden"/>
      <style:paragraph-properties style:writing-mode="lr-tb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b66c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Nimbus Mono PS1" fo:font-size="36pt" fo:font-weight="bold" style:font-size-asian="36pt" style:font-size-complex="36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loext:graphic-properties draw:fill="none" draw:fill-color="#ffffff"/>
      <style:text-properties fo:font-size="14pt" style:font-size-asian="14pt" style:font-size-complex="14pt"/>
    </style:style>
    <style:style style:name="P38" style:family="paragraph">
      <loext:graphic-properties draw:fill-color="#468a1a"/>
      <style:paragraph-properties fo:text-align="center"/>
    </style:style>
    <style:style style:name="P39" style:family="paragraph">
      <loext:graphic-properties draw:fill-color="#5983b0"/>
      <style:paragraph-properties fo:text-align="center"/>
    </style:style>
    <style:style style:name="P40" style:family="paragraph">
      <loext:graphic-properties draw:fill-color="#3465a4" draw:opacity="76%"/>
      <style:paragraph-properties fo:text-align="center"/>
    </style:style>
    <style:style style:name="P41" style:family="paragraph">
      <loext:graphic-properties draw:fill-color="#5eb91e" draw:opacity="58%"/>
      <style:paragraph-properties fo:text-align="center"/>
    </style:style>
    <style:style style:name="P42" style:family="paragraph">
      <style:paragraph-properties fo:text-align="center"/>
      <style:text-properties fo:font-size="15pt" style:font-size-asian="15pt" style:font-size-complex="15pt"/>
    </style:style>
    <style:style style:name="P43" style:family="paragraph">
      <loext:graphic-properties draw:fill-color="#5983b0"/>
      <style:paragraph-properties fo:text-align="center"/>
      <style:text-properties fo:font-size="15pt" style:font-size-asian="15pt" style:font-size-complex="15pt"/>
    </style:style>
    <style:style style:name="P44" style:family="paragraph">
      <loext:graphic-properties draw:fill-color="#50938a"/>
      <style:paragraph-properties fo:text-align="center"/>
    </style:style>
    <style:style style:name="P45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Nimbus Mono PS1" fo:font-size="3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話ロ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トシス</text:span><text:span text:style-name="T3">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コード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</text:span><text:span text:style-name="T4">コ</text:span><text:span text:style-name="T4">ー</text:span><text:span text:style-name="T4">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</text:span><text:span text:style-name="T4">部</text:span><text:span text:style-name="T4">入</text:span><text:span text:style-name="T4">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</text:span><text:span text:style-name="T3">エン</text:span><text:span text:style-name="T3">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ド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的処理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ド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5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ザ入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ザ入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6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話ロ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draw:frame draw:style-name="gr28" draw:text-style-name="P17" draw:layer="layout" svg:width="3.148cm" svg:height="1.017cm" svg:x="10.626cm" svg:y="9.3cm">
          <draw:text-box>
            <text:p><text:span text:style-name="T7">内部コード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9" draw:text-style-name="P18" draw:layer="layout" svg:width="4.947cm" svg:height="1.17cm" svg:x="1.5cm" svg:y="3.33cm">
          <draw:text-box>
            <text:p><text:span text:style-name="T8">フロントエンド</text:span></text:p>
          </draw:text-box>
        </draw:frame>
        <draw:frame draw:style-name="gr30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1" draw:text-style-name="P9" draw:layer="layout" svg:x1="1cm" svg:y1="6cm" svg:x2="27cm" svg:y2="6cm">
          <text:p/>
        </draw:line>
        <draw:frame draw:style-name="gr32" draw:text-style-name="P20" draw:layer="layout" svg:width="2.344cm" svg:height="0.878cm" svg:x="8.192cm" svg:y="13.5cm">
          <draw:text-box>
            <text:p text:style-name="P19"><text:span text:style-name="T9">(a) CGI</text:span></text:p>
          </draw:text-box>
        </draw:frame>
        <draw:g>
          <draw:frame draw:style-name="gr33" draw:text-style-name="P21" draw:layer="layout" svg:width="2.504cm" svg:height="0.971cm" svg:x="9.124cm" svg:y="8.633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2" draw:text-style-name="P20" draw:layer="layout" svg:width="6.189cm" svg:height="1.877cm" svg:x="12.9cm" svg:y="13.5cm">
          <draw:text-box>
            <text:p text:style-name="P19"><text:span text:style-name="T9">(b)</text:span><text:span text:style-name="T9">会話エンジンが</text:span></text:p>
            <text:p text:style-name="P19"><text:span text:style-name="T9">サーバー側な</text:span><text:span text:style-name="T9">WebApp</text:span></text:p>
          </draw:text-box>
        </draw:frame>
        <draw:g>
          <draw:frame draw:style-name="gr33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40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1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40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1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3" draw:text-style-name="P21" draw:layer="layout" svg:width="2.504cm" svg:height="0.971cm" svg:x="23.342cm" svg:y="6.761cm">
            <draw:text-box>
              <text:p><text:span text:style-name="T6">会話ログ</text:span></text:p>
            </draw:text-box>
          </draw:frame>
          <draw:custom-shape draw:style-name="gr34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6" draw:text-style-name="P21" draw:layer="layout" svg:width="1.996cm" svg:height="0.974cm" svg:x="22.85cm" svg:y="8.526cm">
            <draw:text-box>
              <text:p><text:span text:style-name="T6">辞書</text:span></text:p>
            </draw:text-box>
          </draw:frame>
          <draw:custom-shape draw:style-name="gr37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3" draw:text-style-name="P20" draw:layer="layout" svg:width="6.193cm" svg:height="1.877cm" svg:x="20.25cm" svg:y="13.5cm">
          <draw:text-box>
            <text:p text:style-name="P19"><text:span text:style-name="T9">(c) </text:span><text:span text:style-name="T9">会話エンジンが</text:span></text:p>
            <text:p text:style-name="P19"><text:span text:style-name="T9">ブラウザ側な</text:span><text:span text:style-name="T9">WebA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4" draw:text-style-name="P30" draw:layer="layout" svg:width="3.677cm" svg:height="1.17cm" svg:x="4.5cm" svg:y="8.83cm">
          <draw:text-box>
            <text:p>入力文字列</text:p>
          </draw:text-box>
        </draw:frame>
        <draw:frame draw:style-name="gr44" draw:text-style-name="P30" draw:layer="layout" svg:width="3.677cm" svg:height="1.17cm" svg:x="21.023cm" svg:y="8.83cm">
          <draw:text-box>
            <text:p>出力文字列</text:p>
          </draw:text-box>
        </draw:frame>
        <draw:line draw:style-name="gr45" draw:text-style-name="P31" draw:layer="layout" svg:x1="8.326cm" svg:y1="7.157cm" svg:x2="11.626cm" svg:y2="7.157cm">
          <text:p/>
        </draw:line>
        <draw:frame draw:style-name="gr44" draw:text-style-name="P32" draw:layer="layout" svg:width="3.677cm" svg:height="1.17cm" svg:x="12.899cm" svg:y="8.83cm">
          <draw:text-box>
            <text:p><text:span text:style-name="T11">内的処理</text:span></text:p>
          </draw:text-box>
        </draw:frame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40300D6195C7959A.png" xlink:type="simple" xlink:show="embed" xlink:actuate="onLoad" draw:mime-type="image/png"/>
        </draw:frame>
        <draw:frame draw:style-name="gr46" draw:text-style-name="P31" draw:layer="layout" svg:width="2.903cm" svg:height="2.903cm" svg:x="21.41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1F9C74C621CF0528.png" xlink:type="simple" xlink:show="embed" xlink:actuate="onLoad" draw:mime-type="image/png"/>
        </draw:frame>
        <draw:line draw:style-name="gr45" draw:text-style-name="P31" draw:layer="layout" svg:x1="17.681cm" svg:y1="7.085cm" svg:x2="20.981cm" svg:y2="7.085cm">
          <text:p/>
        </draw:line>
        <draw:frame draw:style-name="gr28" draw:text-style-name="P17" draw:layer="layout" svg:width="3.148cm" svg:height="1.017cm" svg:x="8.352cm" svg:y="5.983cm">
          <draw:text-box>
            <text:p><text:span text:style-name="T7">エンコード</text:span></text:p>
          </draw:text-box>
        </draw:frame>
        <draw:frame draw:style-name="gr47" draw:text-style-name="P17" draw:layer="layout" svg:width="2.619cm" svg:height="1.017cm" svg:x="17.878cm" svg:y="5.983cm">
          <draw:text-box>
            <text:p><text:span text:style-name="T7">デコード</text:span></text:p>
          </draw:text-box>
        </draw:frame>
        <draw:g>
          <draw:custom-shape draw:style-name="gr48" draw:text-style-name="P33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49" draw:text-style-name="P33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34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1" draw:text-style-name="P34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52" draw:text-style-name="P35" draw:layer="layout" svg:width="2.026cm" svg:height="3.008cm" svg:x="11.948cm" svg:y="5.849cm">
            <draw:text-box>
              <text:p><text:span text:style-name="T12">01</text:span></text:p>
              <text:p><text:span text:style-name="T12">10</text:span></text:p>
            </draw:text-box>
          </draw:frame>
          <draw:frame draw:style-name="gr52" draw:text-style-name="P35" draw:layer="layout" svg:width="2.026cm" svg:height="3.008cm" svg:x="15.5cm" svg:y="5.849cm">
            <draw:text-box>
              <text:p><text:span text:style-name="T12">10</text:span></text:p>
              <text:p><text:span text:style-name="T12">11</text:span></text:p>
            </draw:text-box>
          </draw:frame>
          <draw:line draw:style-name="gr53" draw:text-style-name="P31" draw:layer="layout" svg:x1="14cm" svg:y1="7.157cm" svg:x2="15.5cm" svg:y2="7.157cm">
            <text:p/>
          </draw:lin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draw:frame draw:style-name="gr54" draw:text-style-name="P37" draw:layer="layout" svg:width="4.96cm" svg:height="0.971cm" svg:x="6.979cm" svg:y="12.691cm">
          <draw:text-box>
            <text:p text:style-name="P36"><text:span text:style-name="T5">手作業で辞書を作る</text:span></text:p>
          </draw:text-box>
        </draw:frame>
        <draw:frame draw:style-name="gr54" draw:text-style-name="P37" draw:layer="layout" svg:width="5.933cm" svg:height="0.971cm" svg:x="15.546cm" svg:y="12.691cm">
          <draw:text-box>
            <text:p text:style-name="P36"><text:span text:style-name="T5">テキストデータを辞書化</text:span></text:p>
          </draw:text-box>
        </draw:frame>
        <draw:frame draw:style-name="gr55" draw:text-style-name="P37" draw:layer="layout" svg:width="2.661cm" svg:height="4.5cm" svg:x="2cm" svg:y="1.5cm">
          <draw:text-box>
            <text:p text:style-name="P36"><text:span text:style-name="T5">会話の一部で</text:span></text:p>
            <text:p text:style-name="P36"><text:span text:style-name="T5">ロジックを使って流れを制御</text:span></text:p>
          </draw:text-box>
        </draw:frame>
        <draw:frame draw:style-name="gr56" draw:text-style-name="P37" draw:layer="layout" svg:width="1.941cm" svg:height="4.967cm" svg:x="2.36cm" svg:y="7.5cm">
          <draw:text-box>
            <text:p text:style-name="P36"><text:span text:style-name="T5">ロジック伴う会話の流れ制御はない</text:span></text:p>
          </draw:text-box>
        </draw:frame>
        <draw:line draw:style-name="gr57" draw:text-style-name="P31" draw:layer="layout" svg:x1="5cm" svg:y1="7cm" svg:x2="23cm" svg:y2="7cm">
          <text:p/>
        </draw:line>
        <draw:line draw:style-name="gr57" draw:text-style-name="P31" draw:layer="layout" svg:x1="14cm" svg:y1="1.5cm" svg:x2="14cm" svg:y2="12.5cm">
          <text:p/>
        </draw:line>
        <draw:custom-shape draw:style-name="gr58" draw:text-style-name="P38" draw:layer="layout" svg:width="6cm" svg:height="1.5cm" svg:x="9.5cm" svg:y="2cm">
          <text:p text:style-name="P19">問い合わせ業務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9" draw:layer="layout" svg:width="5cm" svg:height="1.5cm" svg:x="14.3cm" svg:y="11cm">
          <text:p text:style-name="P19">ニュース配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8" draw:layer="layout" svg:width="5cm" svg:height="1.5cm" svg:x="5.5cm" svg:y="4.5cm">
          <text:p text:style-name="P19">言葉を覚え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0" draw:layer="layout" svg:width="13.965cm" svg:height="2cm" draw:transform="rotate (0.15707963267949) translate (7.557cm 10.237cm)">
          <text:p/>
          <draw:enhanced-geometry svg:viewBox="0 0 21600 21600" draw:text-areas="0 ?f0 ?f5 ?f2" draw:type="right-arrow" draw:modifiers="18403.3997875133 5202.99850074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41" draw:layer="layout" svg:width="9.676cm" svg:height="2cm" draw:transform="skewX (-9.6192740109792E-017) rotate (0.820304748437335) translate (6.467cm 10.327cm)">
          <text:p/>
          <draw:enhanced-geometry svg:viewBox="0 0 21600 21600" draw:text-areas="0 ?f0 ?f5 ?f2" draw:type="right-arrow" draw:modifiers="18403.3997875133 5202.99850074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9" draw:layer="layout" svg:width="5cm" svg:height="1.5cm" svg:x="6cm" svg:y="8.5cm">
          <text:p text:style-name="P19">趣味トー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3" draw:layer="layout" svg:width="3.5cm" svg:height="1.5cm" svg:x="5.5cm" svg:y="10.5cm">
          <text:p text:style-name="P42"><text:span text:style-name="T7">傾聴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4" draw:layer="layout" svg:width="2.5cm" svg:height="1.5cm" svg:x="13cm" svg:y="6cm">
          <text:p text:style-name="P19">感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9" draw:layer="layout" svg:width="3.5cm" svg:height="1.5cm" svg:x="20cm" svg:y="10.042cm">
          <text:p text:style-name="P19">S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draw:layer="layout" svg:width="4.5cm" svg:height="1.5cm" svg:x="13.5cm" svg:y="8cm">
          <text:p text:style-name="P19">ログの再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1131 754" svg:d="M566 0l-566 754 114-85 136-68 148-46 161-17 161 13 153 46 140 68 118 89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3H46M51S</meta:editing-duration>
    <meta:editing-cycles>24</meta:editing-cycles>
    <meta:generator>LibreOffice/7.3.5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8-28T00:35:31.463185190</dc:date>
    <meta:document-statistic meta:object-count="192"/>
  </office:meta>
</office:document-meta>
</file>